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65b" officeooo:paragraph-rsid="001f965b"/>
    </style:style>
    <style:style style:name="P2" style:family="paragraph" style:parent-style-name="Standard">
      <style:text-properties officeooo:rsid="001f965b" officeooo:paragraph-rsid="0023200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965b" officeooo:paragraph-rsid="001f965b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f965b" officeooo:paragraph-rsid="001f965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965b" officeooo:paragraph-rsid="002476a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1a7b0" officeooo:paragraph-rsid="0021a7b0" style:font-weight-asian="normal" style:font-weight-complex="normal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1f965b" officeooo:paragraph-rsid="001f965b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style:text-underline-style="none" fo:font-weight="normal" officeooo:rsid="00218c26" officeooo:paragraph-rsid="00218c26" style:font-style-asian="normal" style:font-weight-asian="normal" style:font-style-complex="normal" style:font-weight-complex="normal"/>
    </style:style>
    <style:style style:name="T1" style:family="text">
      <style:text-properties officeooo:rsid="0023200c"/>
    </style:style>
    <style:style style:name="T2" style:family="text">
      <style:text-properties officeooo:rsid="002476a2"/>
    </style:style>
    <style:style style:name="T3" style:family="text">
      <style:text-properties officeooo:rsid="00251410"/>
    </style:style>
    <style:style style:name="T4" style:family="text">
      <style:text-properties officeooo:rsid="0025bb47"/>
    </style:style>
    <style:style style:name="T5" style:family="text">
      <style:text-properties officeooo:rsid="0026a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trecote Diablo</text:p>
      <text:p text:style-name="P7"/>
      <text:p text:style-name="P8"><text:span text:style-name="T3">2 r</text:span>ibeye steaks</text:p>
      <text:p text:style-name="P1"/>
      <text:p text:style-name="P3">Marinade</text:p>
      <text:p text:style-name="P1"><text:span text:style-name="T1">2 cans c</text:span>hiptoles <text:span text:style-name="T1">in adobo</text:span></text:p>
      <text:p text:style-name="P1"><text:span text:style-name="T1">1/4 cup apple cider v</text:span>inegar</text:p>
      <text:p text:style-name="P1"><text:span text:style-name="T1">2 tbs t</text:span>omato <text:span text:style-name="T3">p</text:span>aste</text:p>
      <text:p text:style-name="P1">Salt</text:p>
      <text:p text:style-name="P2">Pepper</text:p>
      <text:p text:style-name="P2"><text:span text:style-name="T1">1/4</text:span> <text:span text:style-name="T5">tsp c</text:span>innamon</text:p>
      <text:p text:style-name="P1"><text:span text:style-name="T1">1 tsp g</text:span>ranulated <text:span text:style-name="T3">g</text:span>arlic</text:p>
      <text:p text:style-name="P1"><text:span text:style-name="T1">1 tsp g</text:span>ranulated <text:span text:style-name="T3">o</text:span>nion</text:p>
      <text:p text:style-name="P1"><text:span text:style-name="T1">1 tsp t</text:span>urmeric</text:p>
      <text:p text:style-name="P1">Oil</text:p>
      <text:p text:style-name="P1"/>
      <text:p text:style-name="P3">Spices</text:p>
      <text:p text:style-name="P4"><text:span text:style-name="T2">1 tsp s</text:span>alt</text:p>
      <text:p text:style-name="P4"><text:span text:style-name="T2">1 tsp p</text:span>epper</text:p>
      <text:p text:style-name="P4"><text:span text:style-name="T2">1 tsp t</text:span>urmeric</text:p>
      <text:p text:style-name="P4"><text:span text:style-name="T2">3 tbs s</text:span>moked <text:span text:style-name="T4">p</text:span>aprika</text:p>
      <text:p text:style-name="P5"><text:span text:style-name="T2">1 tbs granulated g</text:span>arlic</text:p>
      <text:p text:style-name="P4"><text:span text:style-name="T2">1 tsp granulated o</text:span>nion</text:p>
      <text:p text:style-name="P4"><text:span text:style-name="T2">1/2 tsp w</text:span>hite <text:span text:style-name="T4">p</text:span>epper</text:p>
      <text:p text:style-name="P4"/>
      <text:p text:style-name="P4"><text:span text:style-name="T5">6 cloves c</text:span>hopped garlic, <text:span text:style-name="T2">sautéed</text:span></text:p>
      <text:p text:style-name="P4"/>
      <text:p text:style-name="P6">Coat steaks w/ spices. Dress w/ marinade and grill. Baste w/ the marinade after each turn. Serve topped with <text:span text:style-name="T2">sautéed</text:span> garlic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0:13:14.125209406</meta:creation-date>
    <dc:date>2015-08-19T00:46:54.890797325</dc:date>
    <meta:editing-duration>PT9M21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1" meta:paragraph-count="23" meta:word-count="89" meta:character-count="480" meta:non-whitespace-character-count="414"/>
  </office:meta>
</office:document-meta>
</file>